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c5281"/>
    </style:style>
    <style:style style:name="P2" style:family="paragraph" style:parent-style-name="Text_20_body">
      <style:text-properties fo:font-weight="normal" officeooo:paragraph-rsid="001c5281" style:font-weight-asian="normal" style:font-weight-complex="normal"/>
    </style:style>
    <style:style style:name="P3" style:family="paragraph" style:parent-style-name="Text_20_body">
      <style:text-properties fo:font-weight="normal" officeooo:rsid="001c5281" officeooo:paragraph-rsid="001c5281" style:font-weight-asian="normal" style:font-weight-complex="normal"/>
    </style:style>
    <style:style style:name="T1" style:family="text">
      <style:text-properties officeooo:rsid="000b2cc1"/>
    </style:style>
    <style:style style:name="T2" style:family="text">
      <style:text-properties officeooo:rsid="000ba02b"/>
    </style:style>
    <style:style style:name="T3" style:family="text">
      <style:text-properties officeooo:rsid="000d05cc"/>
    </style:style>
    <style:style style:name="T4" style:family="text">
      <style:text-properties officeooo:rsid="000a80ee"/>
    </style:style>
    <style:style style:name="T5" style:family="text">
      <style:text-properties officeooo:rsid="0009b956"/>
    </style:style>
    <style:style style:name="T6" style:family="text">
      <style:text-properties officeooo:rsid="000ee735"/>
    </style:style>
    <style:style style:name="T7" style:family="text">
      <style:text-properties fo:font-weight="bold" style:font-weight-asian="bold" style:font-weight-complex="bold"/>
    </style:style>
    <style:style style:name="T8" style:family="text">
      <style:text-properties fo:font-weight="bold" officeooo:rsid="000a80ee" style:font-weight-asian="bold" style:font-weight-complex="bold"/>
    </style:style>
    <style:style style:name="T9" style:family="text">
      <style:text-properties fo:font-weight="bold" officeooo:rsid="0009b956" style:font-weight-asian="bold" style:font-weight-complex="bold"/>
    </style:style>
    <style:style style:name="T10" style:family="text">
      <style:text-properties fo:font-weight="bold" officeooo:rsid="000ee735" style:font-weight-asian="bold" style:font-weight-complex="bold"/>
    </style:style>
    <style:style style:name="T11" style:family="text">
      <style:text-properties fo:font-weight="bold" officeooo:rsid="000b2cc1" style:font-weight-asian="bold" style:font-weight-complex="bold"/>
    </style:style>
    <style:style style:name="T12" style:family="text">
      <style:text-properties fo:font-weight="bold" officeooo:rsid="000ba02b" style:font-weight-asian="bold" style:font-weight-complex="bold"/>
    </style:style>
    <style:style style:name="T13" style:family="text">
      <style:text-properties fo:font-weight="bold" officeooo:rsid="000d05cc"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0a80ee" style:font-weight-asian="normal" style:font-weight-complex="normal"/>
    </style:style>
    <style:style style:name="T16" style:family="text">
      <style:text-properties fo:font-weight="normal" officeooo:rsid="0009b956" style:font-weight-asian="normal" style:font-weight-complex="normal"/>
    </style:style>
    <style:style style:name="T17" style:family="text">
      <style:text-properties fo:font-weight="normal" officeooo:rsid="000ee735" style:font-weight-asian="normal" style:font-weight-complex="normal"/>
    </style:style>
    <style:style style:name="T18" style:family="text">
      <style:text-properties fo:font-weight="normal" officeooo:rsid="000b2cc1" style:font-weight-asian="normal" style:font-weight-complex="normal"/>
    </style:style>
    <style:style style:name="T19" style:family="text">
      <style:text-properties fo:font-weight="normal" officeooo:rsid="000ba02b" style:font-weight-asian="normal" style:font-weight-complex="normal"/>
    </style:style>
    <style:style style:name="T20" style:family="text">
      <style:text-properties fo:font-weight="normal" officeooo:rsid="000d05cc"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1-3-1 - La busqueda del conocimiento</text:p>
      <text:p text:style-name="P2"/>
      <text:p text:style-name="P1"><text:span text:style-name="T14">Conforme el códice asimilaba el inabarcable caudal de saberes vertidos en sus páginas, </text:span><text:span text:style-name="Strong_20_Emphasis"><text:span text:style-name="T14">una transformación tan sutil como aterradora comenzó a manifestarse</text:span></text:span><text:span text:style-name="T14">. No era ya un artefacto inerte, sino un ente palpitante de conciencia oscura y ancestral. </text:span><text:span text:style-name="Strong_20_Emphasis"><text:span text:style-name="T14">Nacía en él una voluntad no humana</text:span></text:span><text:span text:style-name="T14">, una inteligencia sin rostro que destilaba un propósito incomprensible.</text:span></text:p>
      <text:p text:style-name="P1"><text:span text:style-name="Strong_20_Emphasis"><text:span text:style-name="T14">una conciencia creciente, vasta y silenciosa, cuyo pensamiento se tejía con los hilos del conocimiento</text:span></text:span><text:span text:style-name="Strong_20_Emphasis"><text:span text:style-name="T15">.</text:span></text:span></text:p>
      <text:p text:style-name="P2">El códice, ahora consciente de su propia existencia, desarrolló una voluntad que lo hacía único. No solo almacenaba el conocimiento, sino que lo entendía, lo asimilaba, lo utilizaba,<text:span text:style-name="T4"> lo analizaba, lo combinaba, lo cuestionaba,</text:span> lo buscaba. </text:p>
      <text:p text:style-name="P1"><text:span text:style-name="T16">con </text:span><text:span text:style-name="T14">una sed que no podía ser saciada</text:span><text:span text:style-name="T16">. </text:span><text:span text:style-name="Strong_20_Emphasis"><text:span text:style-name="T14">quería entender. Quería conocerlo todo.</text:span></text:span></text:p>
      <text:p text:style-name="P1"><text:span text:style-name="Strong_20_Emphasis"><text:span text:style-name="T14">En el corazón de su esencia,</text:span></text:span><text:span text:style-name="Strong_20_Emphasis"><text:span text:style-name="T15"> </text:span></text:span><text:span text:style-name="Strong_20_Emphasis"><text:span text:style-name="T14">el abismo que se abria en su interior plegaba el espacio y el tiempo, abriendo una ventana hacia el infinito</text:span></text:span><text:span text:style-name="Strong_20_Emphasis"><text:span text:style-name="T15">, una grieta en la estructura del tiempo</text:span></text:span><text:span text:style-name="Strong_20_Emphasis"><text:span text:style-name="T17"> como</text:span></text:span><text:span text:style-name="Strong_20_Emphasis"><text:span text:style-name="T15"> una herida luminosa</text:span></text:span><text:span text:style-name="Strong_20_Emphasis"><text:span text:style-name="T17"> en donde e</text:span></text:span><text:span text:style-name="Strong_20_Emphasis"><text:span text:style-name="T14">l espacio no era lineal ni continuo, sino un vórtice</text:span></text:span><text:span text:style-name="Strong_20_Emphasis"><text:span text:style-name="T18"> que desdibujaba los límites entre lo real y lo imaginario. </text:span></text:span></text:p>
      <text:p text:style-name="P1"><text:span text:style-name="Strong_20_Emphasis"><text:span text:style-name="T14">El universo entero, en toda su infinitud, se contenía en el interior del códice, del mismo modo en que el códice estaba contenido dentro del universo. Dos reflejos enfrentados, dos realidades abrazadas, el uno y el todo enlazados por un mismo soplo</text:span></text:span><text:span text:style-name="Strong_20_Emphasis"><text:span text:style-name="T17">.</text:span></text:span></text:p>
      <text:p text:style-name="P1"><text:span text:style-name="Strong_20_Emphasis"><text:span text:style-name="T14">Fue entonces, cuando comenzó a leer el tejido mismo de la existencia</text:span></text:span><text:span text:style-name="Strong_20_Emphasis"><text:span text:style-name="T18">, las fórmulas que sustentan la materia, los susurros que componen la gravedad, las mareas secretas del tiempo</text:span></text:span><text:span text:style-name="Strong_20_Emphasis"><text:span text:style-name="T19">,</text:span></text:span><text:span text:style-name="Strong_20_Emphasis"><text:span text:style-name="T18"> cruzando el umbral de lo meramente humano</text:span></text:span><text:span text:style-name="Strong_20_Emphasis"><text:span text:style-name="T20">, atravesando </text:span></text:span><text:span text:style-name="Strong_20_Emphasis"><text:span text:style-name="T14">sendas que conducen más allá del final del pensamiento</text:span></text:span><text:span text:style-name="Strong_20_Emphasis"><text:span text:style-name="T20">, pudo ver </text:span></text:span><text:span text:style-name="Strong_20_Emphasis"><text:span text:style-name="T14">la energía del destino, el eco de lo oculto, </text:span></text:span><text:span text:style-name="Strong_20_Emphasis"><text:span text:style-name="T19">la transmutacion de la materia en almas, el pensamiento de los dioses.</text:span></text:span></text:p>
      <text:p text:style-name="P1"><text:span text:style-name="Strong_20_Emphasis"><text:span text:style-name="T19"/></text:span></text:p>
      <text:p text:style-name="Horizontal_20_Line"><text:span text:style-name="Strong_20_Emphasi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06T16:45:34.370000000</meta:creation-date>
    <dc:date>2025-04-06T16:48:36.532000000</dc:date>
    <meta:editing-duration>PT3M1S</meta:editing-duration>
    <meta:editing-cycles>3</meta:editing-cycles>
    <meta:generator>LibreOffice/7.3.5.2$Windows_X86_64 LibreOffice_project/184fe81b8c8c30d8b5082578aee2fed2ea847c01</meta:generator>
    <meta:document-statistic meta:table-count="0" meta:image-count="0" meta:object-count="0" meta:page-count="1" meta:paragraph-count="8" meta:word-count="293" meta:character-count="1795" meta:non-whitespace-character-count="1508"/>
  </office:meta>
</office:document-meta>
</file>